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SPNQQ+TTE2t00" svg:font-family="ASPNQQ+TTE2t00"/>
    <style:font-face style:name="EQLODO+Times-Bold" svg:font-family="EQLODO+Times-Bold"/>
    <style:font-face style:name="HCQTBG+Times-Roman" svg:font-family="HCQTBG+Times-Roman"/>
    <style:font-face style:name="LYLLGS+TT1BEt00" svg:font-family="LYLLGS+TT1BEt00"/>
    <style:font-face style:name="MWUNIP+Symbol" svg:font-family="MWUNIP+Symbol"/>
    <style:font-face style:name="QSGWZV+Times-BoldItalic" svg:font-family="QSGWZV+Times-BoldItalic" style:font-family-generic="script"/>
    <style:font-face style:name="ZYBNQY+Times-Italic" svg:font-family="ZYBNQY+Times-Italic" style:font-family-generic="scrip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YLLGS+TT1BEt00" fo:font-size="12pt" fo:font-weight="bold" style:font-name-asian="LYLLGS+TT1BEt00" style:font-size-asian="12pt" style:font-weight-asian="bold" style:font-name-complex="LYLLGS+TT1BEt00" style:font-size-complex="12pt" style:font-weight-complex="bold"/>
    </style:style>
    <style:style style:name="P2" style:family="paragraph" style:parent-style-name="Standard" style:list-style-name="">
      <style:paragraph-properties fo:text-align="start" style:justify-single-word="false" style:text-autospace="none"/>
      <style:text-properties style:font-name="QSGWZV+Times-BoldItalic" fo:font-size="12pt" fo:font-weight="bold" style:font-name-asian="QSGWZV+Times-BoldItalic" style:font-size-asian="12pt" style:font-weight-asian="bold" style:font-name-complex="QSGWZV+Times-BoldItalic" style:font-size-complex="12pt" style:font-weight-complex="bold"/>
    </style:style>
    <style:style style:name="P3" style:family="paragraph" style:parent-style-name="Standard" style:list-style-name="">
      <style:paragraph-properties fo:text-align="start" style:justify-single-word="false" style:text-autospace="none"/>
      <style:text-properties style:font-name="QSGWZV+Times-BoldItalic" fo:font-size="12pt" style:font-name-asian="QSGWZV+Times-BoldItalic" style:font-size-asian="12pt" style:font-name-complex="QSGWZV+Times-BoldItalic" style:font-size-complex="12pt"/>
    </style:style>
    <style:style style:name="P4" style:family="paragraph" style:parent-style-name="Standard" style:list-style-name="">
      <style:paragraph-properties fo:text-align="start" style:justify-single-word="false" style:text-autospace="none"/>
      <style:text-properties style:font-name="ZYBNQY+Times-Italic" fo:font-size="12pt" style:font-name-asian="ZYBNQY+Times-Italic" style:font-size-asian="12pt" style:font-name-complex="ZYBNQY+Times-Italic" style:font-size-complex="12pt"/>
    </style:style>
    <style:style style:name="P5" style:family="paragraph" style:parent-style-name="Standard" style:list-style-name="">
      <style:paragraph-properties fo:text-align="start" style:justify-single-word="false" style:text-autospace="none"/>
      <style:text-properties fo:font-size="12pt" style:font-size-asian="12pt" style:font-size-complex="12pt"/>
    </style:style>
    <style:style style:name="P6" style:family="paragraph" style:parent-style-name="Standard" style:list-style-name="">
      <style:paragraph-properties fo:text-align="center" style:justify-single-word="false" style:text-autospace="none"/>
      <style:text-properties fo:font-size="12pt" style:font-size-asian="12pt" style:font-size-complex="12pt"/>
    </style:style>
    <style:style style:name="P7" style:family="paragraph" style:parent-style-name="Standard" style:list-style-name="">
      <style:paragraph-properties fo:text-align="center" style:justify-single-word="false" style:text-autospace="none"/>
      <style:text-properties fo:font-size="12pt" fo:font-weight="bold" style:font-size-asian="12pt" style:font-weight-asian="bold" style:font-size-complex="12pt" style:font-weight-complex="bold"/>
    </style:style>
    <style:style style:name="P8" style:family="paragraph" style:parent-style-name="Standard" style:list-style-name="">
      <style:paragraph-properties fo:text-align="start" style:justify-single-word="false" style:text-autospace="none"/>
      <style:text-properties style:font-name="HCQTBG+Times-Roman" fo:font-size="12pt" style:font-name-asian="HCQTBG+Times-Roman" style:font-size-asian="12pt" style:font-name-complex="HCQTBG+Times-Roman" style:font-size-complex="12pt"/>
    </style:style>
    <style:style style:name="P9" style:family="paragraph" style:parent-style-name="Standard" style:list-style-name="">
      <style:paragraph-properties style:text-autospace="none"/>
      <style:text-properties style:font-name="HCQTBG+Times-Roman" fo:font-size="12pt" style:font-name-asian="HCQTBG+Times-Roman" style:font-size-asian="12pt" style:font-name-complex="HCQTBG+Times-Roman" style:font-size-complex="12pt"/>
    </style:style>
    <style:style style:name="P10" style:family="paragraph" style:parent-style-name="Standard" style:list-style-name="">
      <style:paragraph-properties fo:text-align="start" style:justify-single-word="false" style:text-autospace="none"/>
      <style:text-properties style:font-name="HCQTBG+Times-Roman" fo:font-size="12pt" fo:font-weight="bold" style:font-name-asian="HCQTBG+Times-Roman" style:font-size-asian="12pt" style:font-weight-asian="bold" style:font-name-complex="HCQTBG+Times-Roman" style:font-size-complex="12pt" style:font-weight-complex="bold"/>
    </style:style>
    <style:style style:name="P11" style:family="paragraph" style:parent-style-name="Standard" style:list-style-name="">
      <style:paragraph-properties fo:text-align="start" style:justify-single-word="false" style:text-autospace="none"/>
      <style:text-properties style:font-name="EQLODO+Times-Bold" fo:font-size="12pt" fo:font-weight="bold" style:font-name-asian="EQLODO+Times-Bold" style:font-size-asian="12pt" style:font-weight-asian="bold" style:font-name-complex="EQLODO+Times-Bold" style:font-size-complex="12pt" style:font-weight-complex="bold"/>
    </style:style>
    <style:style style:name="P12" style:family="paragraph" style:parent-style-name="Standard" style:list-style-name="">
      <style:paragraph-properties style:text-autospace="none"/>
      <style:text-properties style:font-name="EQLODO+Times-Bold" fo:font-size="12pt" fo:font-weight="bold" style:font-name-asian="EQLODO+Times-Bold" style:font-size-asian="12pt" style:font-weight-asian="bold" style:font-name-complex="EQLODO+Times-Bold" style:font-size-complex="12pt" style:font-weight-complex="bold"/>
    </style:style>
    <style:style style:name="P13" style:family="paragraph" style:parent-style-name="Standard" style:list-style-name="">
      <style:paragraph-properties style:text-autospace="none"/>
      <style:text-properties style:font-name="EQLODO+Times-Bold" fo:font-size="12pt" style:font-name-asian="EQLODO+Times-Bold" style:font-size-asian="12pt" style:font-name-complex="EQLODO+Times-Bold" style:font-size-complex="12pt"/>
    </style:style>
    <style:style style:name="P14" style:family="paragraph" style:parent-style-name="Standard" style:list-style-name="">
      <style:paragraph-properties fo:text-align="start" style:justify-single-word="false" style:text-autospace="none"/>
      <style:text-properties style:font-name="EQLODO+Times-Bold" fo:font-size="12pt" style:font-name-asian="EQLODO+Times-Bold" style:font-size-asian="12pt" style:font-name-complex="EQLODO+Times-Bold" style:font-size-complex="12pt"/>
    </style:style>
    <style:style style:name="P15" style:family="paragraph" style:parent-style-name="Standard" style:list-style-name="">
      <style:paragraph-properties fo:text-align="start" style:justify-single-word="false" style:text-autospace="none"/>
      <style:text-properties fo:color="#000000" style:font-name="HCQTBG+Times-Roman" fo:font-size="12pt" style:font-name-asian="HCQTBG+Times-Roman" style:font-size-asian="12pt" style:font-name-complex="HCQTBG+Times-Roman" style:font-size-complex="12pt"/>
    </style:style>
    <style:style style:name="P16" style:family="paragraph" style:parent-style-name="Standard" style:list-style-name="">
      <style:paragraph-properties fo:text-align="start" style:justify-single-word="false" style:text-autospace="none"/>
      <style:text-properties fo:color="#000000" style:font-name="HCQTBG+Times-Roman" fo:font-size="12pt" fo:font-weight="bold" style:font-name-asian="HCQTBG+Times-Roman" style:font-size-asian="12pt" style:font-weight-asian="bold" style:font-name-complex="HCQTBG+Times-Roman" style:font-size-complex="12pt" style:font-weight-complex="bold"/>
    </style:style>
    <style:style style:name="T1" style:family="text">
      <style:text-properties style:font-name="LYLLGS+TT1BEt00" style:font-name-asian="LYLLGS+TT1BEt00" style:font-name-complex="LYLLGS+TT1BEt00"/>
    </style:style>
    <style:style style:name="T2" style:family="text">
      <style:text-properties style:font-name="ZYBNQY+Times-Italic" style:font-name-asian="ZYBNQY+Times-Italic" style:font-name-complex="ZYBNQY+Times-Italic"/>
    </style:style>
    <style:style style:name="T3" style:family="text">
      <style:text-properties style:font-name="ZYBNQY+Times-Italic" fo:font-weight="bold" style:font-name-asian="ZYBNQY+Times-Italic" style:font-weight-asian="bold" style:font-name-complex="ZYBNQY+Times-Italic" style:font-weight-complex="bold"/>
    </style:style>
    <style:style style:name="T4" style:family="text">
      <style:text-properties style:font-name="ZYBNQY+Times-Italic" fo:font-weight="normal" style:font-name-asian="ZYBNQY+Times-Italic" style:font-weight-asian="normal" style:font-name-complex="ZYBNQY+Times-Italic" style:font-weight-complex="normal"/>
    </style:style>
    <style:style style:name="T5" style:family="text">
      <style:text-properties fo:font-weight="bold" style:font-weight-asian="bold" style:font-weight-complex="bold"/>
    </style:style>
    <style:style style:name="T6" style:family="text">
      <style:text-properties style:font-name="QSGWZV+Times-BoldItalic" style:font-name-asian="QSGWZV+Times-BoldItalic" style:font-name-complex="QSGWZV+Times-BoldItalic"/>
    </style:style>
    <style:style style:name="T7" style:family="text">
      <style:text-properties style:font-name="QSGWZV+Times-BoldItalic" fo:font-weight="bold" style:font-name-asian="QSGWZV+Times-BoldItalic" style:font-weight-asian="bold" style:font-name-complex="QSGWZV+Times-BoldItalic" style:font-weight-complex="bold"/>
    </style:style>
    <style:style style:name="T8" style:family="text">
      <style:text-properties style:font-name="EQLODO+Times-Bold" style:font-name-asian="EQLODO+Times-Bold" style:font-name-complex="EQLODO+Times-Bold"/>
    </style:style>
    <style:style style:name="T9" style:family="text">
      <style:text-properties style:font-name="EQLODO+Times-Bold" fo:font-weight="bold" style:font-name-asian="EQLODO+Times-Bold" style:font-weight-asian="bold" style:font-name-complex="EQLODO+Times-Bold" style:font-weight-complex="bold"/>
    </style:style>
    <style:style style:name="T10" style:family="text">
      <style:text-properties style:font-name="HCQTBG+Times-Roman" style:font-name-asian="HCQTBG+Times-Roman" style:font-name-complex="HCQTBG+Times-Roman"/>
    </style:style>
    <style:style style:name="T11" style:family="text">
      <style:text-properties fo:font-weight="normal" style:font-weight-asian="normal" style:font-weight-complex="normal"/>
    </style:style>
    <style:style style:name="T12" style:family="text">
      <style:text-properties style:font-name="MWUNIP+Symbol" style:font-name-asian="MWUNIP+Symbol" style:font-name-complex="MWUNIP+Symbol"/>
    </style:style>
    <style:style style:name="T13" style:family="text">
      <style:text-properties fo:color="#0070c1" style:font-name="EQLODO+Times-Bold" style:font-name-asian="EQLODO+Times-Bold" style:font-name-complex="EQLODO+Times-Bold"/>
    </style:style>
    <style:style style:name="T14" style:family="text">
      <style:text-properties fo:color="#000000"/>
    </style:style>
    <style:style style:name="T15" style:family="text">
      <style:text-properties fo:color="#000000" style:font-name="EQLODO+Times-Bold" style:font-name-asian="EQLODO+Times-Bold" style:font-name-complex="EQLODO+Times-Bold"/>
    </style:style>
    <style:style style:name="T16" style:family="text">
      <style:text-properties fo:color="#000000" fo:font-weight="bold" style:font-weight-asian="bold" style:font-weight-complex="bold"/>
    </style:style>
    <style:style style:name="T17" style:family="text">
      <style:text-properties fo:color="#0000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ANDROID APPLICATION FOR</text:p>
      <text:p text:style-name="P7"><text:span text:style-name="T1">VOLUNTEER BLOOD DONORS</text:span></text:p>
      <text:p text:style-name="P6"><text:span text:style-name="T1"/></text:p>
      <text:p text:style-name="P6"><text:span text:style-name="T1"/></text:p>
      <text:p text:style-name="P7"><text:span text:style-name="T1">BY</text:span></text:p>
      <text:p text:style-name="P6"><text:span text:style-name="T1">ASVITHA JANANI.S</text:span></text:p>
      <text:p text:style-name="P6"><text:span text:style-name="T1">ASWINI.A</text:span></text:p>
      <text:p text:style-name="P6"><text:span text:style-name="T1">DHARANI MOZHI.R</text:span></text:p>
      <text:p text:style-name="P6"><text:span text:style-name="T1"/></text:p>
      <text:p text:style-name="P6"><text:span text:style-name="T1"/></text:p>
      <text:p text:style-name="P2">ABSTRACT</text:p>
      <text:p text:style-name="P3"><text:span text:style-name="T5"><text:tab/></text:span><text:span text:style-name="T11">T</text:span><text:span text:style-name="T4">here</text:span><text:span text:style-name="T2"> is an expectation that the blood will always be there when it is really needed. Blood donor volunteers constitute the main supply source in an effective blood supply chain management. They feed blood stocks through their donation. In an emergency situation, if the stocks are insufficient, the only source of blood supply will be the people who come to the health center and donate the blood on a voluntary basis. It is certain that time is a very important component in such situation. For this reason, the health care center should call the nearest available donor in order to ensure to get the service as quickly as possible. A smart phone application is developed to facilitate the identification of the nearest available blood donor volunteer and the communication with him/her in the emergency situations where the blood can’t be supplied through the blood banks’ stocks. In this paper this application will be presented.</text:span></text:p>
      <text:p text:style-name="P3"><text:span text:style-name="T2"/></text:p>
      <text:p text:style-name="P2">KEYWORDS</text:p>
      <text:p text:style-name="P4">Smart phone application, Blood donation information system, optimization, distance calculation, java development platforms</text:p>
      <text:p text:style-name="P4"/>
      <text:p text:style-name="P4"/>
      <text:p text:style-name="P2"><text:span text:style-name="T8">INTRODUCTION</text:span></text:p>
      <text:p text:style-name="P8"><text:s/><text:tab/><text:tab/>Despite all the advances in medicine and technology, an alternative medical way to substitute blood, blood components or blood-derived products have not been found yet . Blood can only be supplied by living donors. Blood transfusion has been responsible for saving millions of lives each year around the world. Yet the quantity and quality of blood pool available for transfusion is</text:p>
      <text:p text:style-name="P8">still a major concern across the globe, especially in the developing countries </text:p>
      <text:p text:style-name="P8"/>
      <text:p text:style-name="P8"><text:tab/><text:tab/>Most donations are as a result of replacement donations provided by the relatives of patients. In case of operation or treatment, health care center employees asked to patient’s relatives to donate blood even they</text:p>
      <text:p text:style-name="P8">don’t have the same blood group. Professional donors are those who donate blood in exchange for money. Unfortunately these two types of blood donors don’t help maintaining a reliable stock of blood. Moreover, they do not provide rare blood groups. These points indicate the need and importance of voluntary blood donations. Voluntary donors are non-remunerated donors and</text:p>
      <text:p text:style-name="P9">donate blood voluntarily without any inducements such as money or any other substitute of<text:span text:style-name="T6"> </text:span><text:span text:style-name="T11">money . Such donations are providing adequate round the clock availability during </text:span>emergency situations and they are the source of safe blood also. The sustainability of a safe and adequate blood supply is still provided by volunteer blood donors . Almost all over the world, blood recruitment services are conducted in a systematic way. On the other hand, in an emergency situation or a chronic disease case, when the blood stocks are insufficient to <text:soft-page-break/>fulfill the requirement, the blood is supplied via public announcement through the traditional or social media, which may not always result in a successful way . In order to maintain continuously blood recruitment, blood banks should implement different campaign for encouraging people to become a registered volunteer donor. Also, they have to facilitate blood donation process with help of new technology in order to increase the volunteer donors’ willingness and accessibility . Market research experts define the different generations</text:p>
      <text:p text:style-name="P8">found in the blood donor population. The common characteristic of a large part of this population is to be digital natives whose smart phones are ubiquitous.</text:p>
      <text:p text:style-name="P8">Rh++ is an integrated information system whose aim is to manage the blood donation and blood supply chain. The proposed system is used by the patients and/or relatives of the patients to notify their blood requirements and by the living donors to be aware of these requirements. When the blood request is defined into the system, the system checks the stock of the blood banks in the neighborhood. In this way, the system can declare quickly weather the blood needed can be supplied or not. If the blood needed cannot be supplied from the neighborhood blood banks, the system send request to living donors of the same region, via the mobile application installed in donors’ smart phones and interprets the response coming from the donors. If there is any affirmative answer from the living donors, the system informs the related health care provider. Rh++ seeks to provide services to different kind of user such as healthcare institutions, blood banks, volunteer donors, patients or their relatives. Therefore, its infrastructure is designed as flexible as possible, in order to ensure data exchange easily between the organizations, each of</text:p>
      <text:p text:style-name="P8">them has different infrastructure architecture. For this reason, Service Oriented Architecture principles <text:s/>are adopted directly in infrastructure architecture as well as process designs. The system consists of a backbone which provides data exchanges between different kind of information systems, a web portal and mobile phone’s applications which ensure the user interaction.</text:p>
      <text:p text:style-name="P8"/>
      <text:p text:style-name="P9"><text:span text:style-name="T9">S</text:span><text:span text:style-name="T9">MART </text:span><text:span text:style-name="T9">P</text:span><text:span text:style-name="T9">HONES’ </text:span><text:span text:style-name="T9">A</text:span><text:span text:style-name="T9">PPLICATION </text:span><text:span text:style-name="T9">F</text:span><text:span text:style-name="T9">OR </text:span><text:span text:style-name="T9">V</text:span><text:span text:style-name="T9">OLUNTEER </text:span><text:span text:style-name="T9">D</text:span><text:span text:style-name="T9">ONORS</text:span><text:span text:style-name="T7"><text:tab/></text:span></text:p>
      <text:p text:style-name="P9"><text:span text:style-name="T9">Operating System</text:span></text:p>
      <text:p text:style-name="P8"><text:tab/><text:tab/>We chose to use the Android software stack produced by Google. Android is an open source framework designed for mobile devices that packages an operating system, middleware, and key applications . The Android SDK provides libraries needed to interface with the hardware and make/deploy an Android application . Applications are written in Java. Android uses a SQLite database to store persistent data. Unlike dedicated systems, our software is intended to integrate with the phone’s existing applications. Our application must share resources with the other application. To make for a pleasant integration, the application runs as inconspicuously as possible while using limited resources. We launch a background service that constantly listens to the web services. Only when the algorithm described in the following section receive a request,<text:span text:style-name="T11">will the service wake up and interrupt the user. By only waking up the activity when a request is </text:span>defined, we allow applications to run on top of our application while we minimize our <text:s/>memory consumption and user interaction.</text:p>
      <text:p text:style-name="P8"/>
      <text:p text:style-name="P10"><text:span text:style-name="T8">General Description</text:span></text:p>
      <text:p text:style-name="P8"><text:tab/><text:tab/>The application is developed for the smart phones using Android operating system. The main duty of the application is to notify regularly the donor’s location to Rh++. The process of being a registered donor of Rh++ <text:soft-page-break/>consists of following tasks: Volunteer to be registered as donor into the system. Rh++ is a smart information system, and all users’ interventions are minimized. Nevertheless, following the registration, volunteer is called by blood recruitment center’s staff and required to pass the routine health checks. If his/her health condition is suitable to be a donor, blood center gives the username and password to the volunteer and s/he downloads the application into his/her smart phones. </text:p>
      <text:p text:style-name="P8"><text:tab/><text:tab/>once donor connects to the system, the application downloaded into his/her smarts phone starts to send his/her location information to the main system. Two of the common problems in mobile phones’ applications are the optimization of battery usage and mobile data exchange inorder to control these two usages, the update frequency of volunteer donor’s location information is let under the control of the user. Donor may decrease the update frequency if s/he is idle in a specific location (work, home, theater etc.) or increase it, if s/he is on the move. Also, volunteer donor may update his/her own location information using “Update My Location Now” button on the above mentioned screen whenever s/he wants. </text:p>
      <text:p text:style-name="P8"><text:tab/><text:tab/>When a blood request comes to the system and if it cannot be supplied from the stocks, the system checks the donors’ location, determines the nearest ones and sends them the alerts. Donors receive this alert and respond affirmatively or negatively via their application. Thanks to this rapid communication, the system may first dedicate if the blood can be supplied or not, and secondly calculate the acquisition time of the necessary blood. When the volunteer donor answers affirmatively, the requester health center’s information is sent to donor’s smart phones.</text:p>
      <text:p text:style-name="P8"/>
      <text:p text:style-name="P11">Technical Details</text:p>
      <text:p text:style-name="P8"><text:tab/><text:tab/>The application has been initially developed on Android Studio using ANT. Application has two major tasks: a) sending periodically done <text:s/>from Rh++. To determine the donor’s latitude and longitude values, we included maps feature to our applications and we chose to implement Google’s maps services. <text:s/>Update Frequency Period Screen donor’s location information to Rh++ and b) receiving alerts</text:p>
      <text:p text:style-name="P8"><text:span text:style-name="T14">To find the nearest available donor to the requester health center, the system calculates the distance between the requester health center and the donor. It is Euclidian distance calculation. The data exchange between the application and the main system is provided by the web services .</text:span></text:p>
      <text:p text:style-name="P15"/>
      <text:p text:style-name="P15"><text:s/>Two web services are generated for this operation:</text:p>
      <text:p text:style-name="P5"><text:span text:style-name="T12">• </text:span><text:span text:style-name="T13">public</text:span><text:span text:style-name="T13"> String getNearestDonorsToHospital </text:span><text:span text:style-name="T8">(intuserID, inthospitalID, int radius,</text:span></text:p>
      <text:p text:style-name="P15"><text:span text:style-name="T8">intcheckedInLastNHours, String bloodGroup, String bloodType): </text:span>This web service is responsible to determine the nearest donors to the requester healthcare center. In order to make this calculation, the web service gets the healthcare center location’s information, requested blood information and the radius value determined by the user. With all this input, the web service determine the name, surname and location information of the donors who are suitable, close to the requester healthcare center andupdated his/her location at most checkedInLastNHours time period ago.</text:p>
      <text:p text:style-name="P15"><text:span text:style-name="T12">• </text:span><text:span text:style-name="T13">public StringgetNearestDonors </text:span><text:span text:style-name="T8">(intuserID, double latitude, double longitude, int radius, intcheckedInLastNHours, String bloodGroup, String bloodRH): </text:span>This web service realize the same operation as the above one. The only difference between them is that in this web service the central point is not a registered <text:soft-page-break/>healthcare center but it is a specific point of which the longitude and latitude value are defined by the uses. It is important to specify that Android cannot support natively the communication established with web services. For this reason, we use a specific open source WSDL library, ksoap2-android, to call web service s from the Android applications.</text:p>
      <text:p text:style-name="P15"/>
      <text:p text:style-name="P15"/>
      <text:p text:style-name="P16"><text:span text:style-name="T8">OPTIMIZATION</text:span></text:p>
      <text:p text:style-name="P12"><text:span text:style-name="T14">Distance Calculation</text:span><text:span text:style-name="T10"> </text:span></text:p>
      <text:p text:style-name="P13"><text:span text:style-name="T10"><text:tab/>The initial system, to find the nearest volunteer donor in order to send the call request, the system calculates the distance as crow flies using both the healthcare centers and the living donors’ coordinates. To determine the location of nearest donor, calculating the distance as crow flies was effectual on the paper, but some problems -such as traffic jam, physical conditions, or road conditions- appear when it is put into real life practice. Calculating the distance as crow flies isn’t sufficient for the system. So an optimization in distance calculation is decided. Previously, to calculate the distance, requester healthcare coordinates was taken as the coordinates of the circle drawn virtually on the map with the radius of which the length is determined by the user. Then, appropriate ones among the donors whose coordinates are in the area covered by this circle are selected. <text:s/>For this reason, an adjustment is made by taking actual road conditions into account and the Google maps functions are inserted into distance calculation. This calculation helps to determine not only nearest volunteer living donor but the most realistic one. It should be noticed that one of the most important constraints in this system is the time. Any optimization or improvement on nearest donor determination will be vital in emergency cases.</text:span></text:p>
      <text:p text:style-name="P14"/>
      <text:p text:style-name="P14"/>
      <text:p text:style-name="P11">Development Environment</text:p>
      <text:p text:style-name="P8"><text:tab/><text:tab/>The second improvement on the system is made for Android’s users. As everyone agrees, many software and hardware products cannot meet the requirements of the new technologies because of its fast development. Even in the case they are sufficient to meet the requirements, ensuring the<text:span text:style-name="T15"> </text:span><text:span text:style-name="T17">integration between different kind of material and software requires really a hard work and the</text:span><text:span text:style-name="T14"> </text:span>process takes time. The initial system has been developed on Android Studio. It is one of the oldest Java library and command-line tool whose mission is to drive processes described in build files as targets and extension points dependent upon each other ANT, Maven or Ivy. Each of them has its own strengths and weaknesses. ANT has structure but it is the developer’s job to determine every development step. Also, it doesn’t have the library management. For example, if the project needs a library with .jar extension, finding these related .jar files and copying them <text:s/>responsibilities. Maven enforces a standardized project layout. This saves time getting new people working on the projects. It provides automatic resolution of dependencies which are cached so that if there are multiple projects, there is no need to keep making local copies. Maven also promotes the concept of a resource repository and can create complex products with minimal direction. Also, the build environment is pretty portable but it has a very This causes a real problem if the project has an unusual type. It’s very easy to make the library management and move the project on Maven in case if the project complies totally with Maven's compelling structure. It easily allows the <text:soft-page-break/>developer to create .jar and/or .war files using the project’s source code, run the test and integrate the add uses Maven’s library management, it ensures simple organization of .jar files’ part. Another advantage provided by Gradle is the ability of managing multiple projects in a solid infrastructure to enable to integrate any existing project without structural changes. Therefore, in order to guarantee a successful result of the improvements made on the project, the system has been carried on integrated development framework Gradle. Besides, as the technologyevolves, many of old systems have been removed on Gradle which offers better performance.</text:p>
      <text:p text:style-name="P8"/>
      <text:p text:style-name="P11">CONCLUSIONS</text:p>
      <text:p text:style-name="P8"><text:tab/><text:tab/>In this study, we presented a smart phone’s application for the volunteer blood donor to increase the willingness and accessibility with the purpose of providing a continuous blood supply. This application helps health care centers to provide the blood as quick as possible when their stocks are insufficient. The application sends periodically actual location information of available donors to main system and the blood requests to the donors. In this way, it provides an uninterrupted communication between the health care centers and volunteer donors. The distance of the volunteer donors to the healthcare center is an important criterion in the determination of the donors. Therefore an optimization is also realized on this process. In the initial system, the distance calculation is made by taking the distance as crow flies. In the optimized system, it is converted to the actual distance. This optimization makes the system more realistic. The second improvement is performed on the system’s infrastructure. Especially, by taking into consideration the rapid development of mobile device technology which uses Android operating system, the system has been carried from the from ANT building environment onto Grade build automation platform. In further studies, we aim the add evaluation of traffic density between living donors’ locations and healthcare centers to the living donor selection criteri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SPNQQ+TTE2t00" svg:font-family="ASPNQQ+TTE2t00"/>
    <style:font-face style:name="EQLODO+Times-Bold" svg:font-family="EQLODO+Times-Bold"/>
    <style:font-face style:name="HCQTBG+Times-Roman" svg:font-family="HCQTBG+Times-Roman"/>
    <style:font-face style:name="LYLLGS+TT1BEt00" svg:font-family="LYLLGS+TT1BEt00"/>
    <style:font-face style:name="MWUNIP+Symbol" svg:font-family="MWUNIP+Symbol"/>
    <style:font-face style:name="QSGWZV+Times-BoldItalic" svg:font-family="QSGWZV+Times-BoldItalic" style:font-family-generic="script"/>
    <style:font-face style:name="ZYBNQY+Times-Italic" svg:font-family="ZYBNQY+Times-Italic" style:font-family-generic="scrip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4-06T10:39:31</meta:creation-date>
    <meta:document-statistic meta:table-count="0" meta:image-count="0" meta:object-count="0" meta:page-count="5" meta:paragraph-count="40" meta:word-count="2368" meta:character-count="15302"/>
    <dc:date>2016-04-06T11:28:25</dc:date>
    <meta:editing-duration>PT00H16M14S</meta:editing-duration>
    <meta:editing-cycles>1</meta:editing-cycles>
    <meta:generator>OpenOffice.org/3.2$Linux OpenOffice.org_project/320m12$Build-9483</meta:generator>
  </office:meta>
</office:document-meta>
</file>